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8" table:default-cell-style-name="ce11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-&gt;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h</text:p>
          </table:table-cell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l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s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z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63*42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16*63*47</text:p>
          </table:table-cell>
          <table:table-cell table:style-name="ce12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r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string" calcext:value-type="string">
            <text:p>63*42</text:p>
          </table:table-cell>
          <table:table-cell/>
          <table:table-cell table:style-name="ce13" office:value-type="float" office:value="70" calcext:value-type="float">
            <text:p>7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string" calcext:value-type="string">
            <text:p>u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6" calcext:value-type="float">
            <text:p>56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2" calcext:value-type="float">
            <text:p>62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63*35</text:p>
          </table:table-cell>
          <table:table-cell/>
          <table:table-cell table:style-name="ce13" office:value-type="string" calcext:value-type="string">
            <text:p>63*3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m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63*4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string" calcext:value-type="string">
            <text:p>i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string" calcext:value-type="string">
            <text:p>e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3" office:value-type="float" office:value="50" calcext:value-type="float">
            <text:p>5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B18]+1" office:value-type="float" office:value="39" calcext:value-type="float">
            <text:p>39</text:p>
          </table:table-cell>
          <table:table-cell table:style-name="ce14" table:formula="of:=CONCATENATE(&quot;63*&quot;;[.B18])" office:value-type="string" office:string-value="63*38" calcext:value-type="string">
            <text:p>63*38</text:p>
          </table:table-cell>
          <table:table-cell table:style-name="ce14" table:formula="of:=CONCATENATE(&quot;63*&quot;;[.C18])" office:value-type="string" office:string-value="63*39" calcext:value-type="string">
            <text:p>63*39</text:p>
          </table:table-cell>
          <table:table-cell table:style-name="ce14" table:formula="of:=CONCATENATE(&quot;40*&quot;;[.D18])" office:value-type="string" office:string-value="40*63*38" calcext:value-type="string">
            <text:p>40*63*38</text:p>
          </table:table-cell>
          <table:table-cell table:style-name="ce14" table:formula="of:=CONCATENATE(&quot;40*&quot;;[.E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[.B19]+1" office:value-type="float" office:value="34" calcext:value-type="float">
            <text:p>34</text:p>
          </table:table-cell>
          <table:table-cell table:style-name="ce14" table:formula="of:=CONCATENATE(&quot;63*&quot;;[.B19])" office:value-type="string" office:string-value="63*33" calcext:value-type="string">
            <text:p>63*33</text:p>
          </table:table-cell>
          <table:table-cell table:style-name="ce14" table:formula="of:=CONCATENATE(&quot;63*&quot;;[.C19])" office:value-type="string" office:string-value="63*34" calcext:value-type="string">
            <text:p>63*34</text:p>
          </table:table-cell>
          <table:table-cell table:style-name="ce14" table:formula="of:=CONCATENATE(&quot;35*&quot;;[.D19])" office:value-type="string" office:string-value="35*63*33" calcext:value-type="string">
            <text:p>35*63*33</text:p>
          </table:table-cell>
          <table:table-cell table:style-name="ce14" table:formula="of:=CONCATENATE(&quot;35*&quot;;[.E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1" office:value-type="string" calcext:value-type="string">
            <text:p>t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formula="of:=[.B20]+1" office:value-type="float" office:value="27" calcext:value-type="float">
            <text:p>27</text:p>
          </table:table-cell>
          <table:table-cell table:style-name="ce14" table:formula="of:=CONCATENATE(&quot;63*&quot;;[.B20])" office:value-type="string" office:string-value="63*26" calcext:value-type="string">
            <text:p>63*26</text:p>
          </table:table-cell>
          <table:table-cell table:style-name="ce14" table:formula="of:=CONCATENATE(&quot;63*&quot;;[.C20])" office:value-type="string" office:string-value="63*27" calcext:value-type="string">
            <text:p>63*27</text:p>
          </table:table-cell>
          <table:table-cell table:style-name="ce14" table:formula="of:=CONCATENATE(&quot;30*&quot;;[.D20])" office:value-type="string" office:string-value="30*63*26" calcext:value-type="string">
            <text:p>30*63*26</text:p>
          </table:table-cell>
          <table:table-cell table:style-name="ce14" table:formula="of:=CONCATENATE(&quot;30*&quot;;[.E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1" office:value-type="string" calcext:value-type="string">
            <text:p>v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[.B21]+1" office:value-type="float" office:value="29" calcext:value-type="float">
            <text:p>29</text:p>
          </table:table-cell>
          <table:table-cell table:style-name="ce14" table:formula="of:=CONCATENATE(&quot;63*&quot;;[.B21])" office:value-type="string" office:string-value="63*28" calcext:value-type="string">
            <text:p>63*28</text:p>
          </table:table-cell>
          <table:table-cell table:style-name="ce14" table:formula="of:=CONCATENATE(&quot;63*&quot;;[.C21])" office:value-type="string" office:string-value="63*29" calcext:value-type="string">
            <text:p>63*29</text:p>
          </table:table-cell>
          <table:table-cell table:style-name="ce14" table:formula="of:=CONCATENATE(&quot;30*&quot;;[.D21])" office:value-type="string" office:string-value="30*63*28" calcext:value-type="string">
            <text:p>30*63*28</text:p>
          </table:table-cell>
          <table:table-cell table:style-name="ce14" table:formula="of:=CONCATENATE(&quot;30*&quot;;[.E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1" office:value-type="string" calcext:value-type="string">
            <text:p>q</text:p>
          </table:table-cell>
          <table:table-cell table:style-name="ce14" office:value-type="float" office:value="31" calcext:value-type="float">
            <text:p>31</text:p>
          </table:table-cell>
          <table:table-cell table:style-name="ce14" table:formula="of:=[.B22]+1" office:value-type="float" office:value="32" calcext:value-type="float">
            <text:p>32</text:p>
          </table:table-cell>
          <table:table-cell table:style-name="ce14" table:formula="of:=CONCATENATE(&quot;63*&quot;;[.B22])" office:value-type="string" office:string-value="63*31" calcext:value-type="string">
            <text:p>63*31</text:p>
          </table:table-cell>
          <table:table-cell table:style-name="ce14" table:formula="of:=CONCATENATE(&quot;63*&quot;;[.C22])" office:value-type="string" office:string-value="63*32" calcext:value-type="string">
            <text:p>63*32</text:p>
          </table:table-cell>
          <table:table-cell table:style-name="ce14" table:formula="of:=CONCATENATE(&quot;35*&quot;;[.D22])" office:value-type="string" office:string-value="35*63*31" calcext:value-type="string">
            <text:p>35*63*31</text:p>
          </table:table-cell>
          <table:table-cell table:style-name="ce14" table:formula="of:=CONCATENATE(&quot;35*&quot;;[.E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1" office:value-type="string" calcext:value-type="string">
            <text:p>p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B23]+1" office:value-type="float" office:value="37" calcext:value-type="float">
            <text:p>37</text:p>
          </table:table-cell>
          <table:table-cell table:style-name="ce14" table:formula="of:=CONCATENATE(&quot;63*&quot;;[.B23])" office:value-type="string" office:string-value="63*36" calcext:value-type="string">
            <text:p>63*36</text:p>
          </table:table-cell>
          <table:table-cell table:style-name="ce14" table:formula="of:=CONCATENATE(&quot;63*&quot;;[.C23])" office:value-type="string" office:string-value="63*37" calcext:value-type="string">
            <text:p>63*37</text:p>
          </table:table-cell>
          <table:table-cell table:style-name="ce14" table:formula="of:=CONCATENATE(&quot;40*&quot;;[.D23])" office:value-type="string" office:string-value="40*63*36" calcext:value-type="string">
            <text:p>40*63*36</text:p>
          </table:table-cell>
          <table:table-cell table:style-name="ce14" table:formula="of:=CONCATENATE(&quot;40*&quot;;[.E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1" office:value-type="string" calcext:value-type="string">
            <text:p>k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[.B24]+1" office:value-type="float" office:value="17" calcext:value-type="float">
            <text:p>17</text:p>
          </table:table-cell>
          <table:table-cell table:style-name="ce15" table:formula="of:=CONCATENATE(&quot;63*&quot;;[.B24])" office:value-type="string" office:string-value="63*16" calcext:value-type="string">
            <text:p>63*16</text:p>
          </table:table-cell>
          <table:table-cell table:style-name="ce15" table:formula="of:=CONCATENATE(&quot;63*&quot;;[.C24])" office:value-type="string" office:string-value="63*17" calcext:value-type="string">
            <text:p>63*17</text:p>
          </table:table-cell>
          <table:table-cell table:style-name="ce15" table:formula="of:=CONCATENATE(&quot;20*&quot;;[.D23])" office:value-type="string" office:string-value="20*63*36" calcext:value-type="string">
            <text:p>20*63*36</text:p>
          </table:table-cell>
          <table:table-cell table:style-name="ce15" table:formula="of:=CONCATENATE(&quot;20*&quot;;[.E23])" office:value-type="string" office:string-value="20*63*37" calcext:value-type="string">
            <text:p>20*63*37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1" office:value-type="string" calcext:value-type="string">
            <text:p>j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formula="of:=[.B25]+1" office:value-type="float" office:value="24" calcext:value-type="float">
            <text:p>24</text:p>
          </table:table-cell>
          <table:table-cell table:style-name="ce15" table:formula="of:=CONCATENATE(&quot;63*&quot;;[.B25])" office:value-type="string" office:string-value="63*23" calcext:value-type="string">
            <text:p>63*23</text:p>
          </table:table-cell>
          <table:table-cell table:style-name="ce15" table:formula="of:=CONCATENATE(&quot;63*&quot;;[.C25])" office:value-type="string" office:string-value="63*24" calcext:value-type="string">
            <text:p>63*24</text:p>
          </table:table-cell>
          <table:table-cell table:style-name="ce15" table:formula="of:=CONCATENATE(&quot;25*&quot;;[.D24])" office:value-type="string" office:string-value="25*63*16" calcext:value-type="string">
            <text:p>25*63*16</text:p>
          </table:table-cell>
          <table:table-cell table:style-name="ce15" table:formula="of:=CONCATENATE(&quot;25*&quot;;[.E24])" office:value-type="string" office:string-value="25*63*17" calcext:value-type="string">
            <text:p>25*63*17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[.B26]+1" office:value-type="float" office:value="19" calcext:value-type="float">
            <text:p>19</text:p>
          </table:table-cell>
          <table:table-cell table:style-name="ce15" table:formula="of:=CONCATENATE(&quot;63*&quot;;[.B26])" office:value-type="string" office:string-value="63*18" calcext:value-type="string">
            <text:p>63*18</text:p>
          </table:table-cell>
          <table:table-cell table:style-name="ce15" table:formula="of:=CONCATENATE(&quot;63*&quot;;[.C26])" office:value-type="string" office:string-value="63*19" calcext:value-type="string">
            <text:p>63*19</text:p>
          </table:table-cell>
          <table:table-cell table:style-name="ce15" table:formula="of:=CONCATENATE(&quot;20*&quot;;[.D25])" office:value-type="string" office:string-value="20*63*23" calcext:value-type="string">
            <text:p>20*63*23</text:p>
          </table:table-cell>
          <table:table-cell table:style-name="ce15" table:formula="of:=CONCATENATE(&quot;20*&quot;;[.E25])" office:value-type="string" office:string-value="20*63*24" calcext:value-type="string">
            <text:p>20*63*24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formula="of:=[.B27]+1" office:value-type="float" office:value="22" calcext:value-type="float">
            <text:p>22</text:p>
          </table:table-cell>
          <table:table-cell table:style-name="ce15" table:formula="of:=CONCATENATE(&quot;63*&quot;;[.B27])" office:value-type="string" office:string-value="63*21" calcext:value-type="string">
            <text:p>63*21</text:p>
          </table:table-cell>
          <table:table-cell table:style-name="ce15" table:formula="of:=CONCATENATE(&quot;63*&quot;;[.C27])" office:value-type="string" office:string-value="63*22" calcext:value-type="string">
            <text:p>63*22</text:p>
          </table:table-cell>
          <table:table-cell table:style-name="ce15" table:formula="of:=CONCATENATE(&quot;25*&quot;;[.D26])" office:value-type="string" office:string-value="25*63*18" calcext:value-type="string">
            <text:p>25*63*18</text:p>
          </table:table-cell>
          <table:table-cell table:style-name="ce15" table:formula="of:=CONCATENATE(&quot;25*&quot;;[.E26])" office:value-type="string" office:string-value="25*63*19" calcext:value-type="string">
            <text:p>25*63*19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1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8:46:20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09-26T18:53:14.220000000</dc:date>
    <meta:editing-duration>PT35M33S</meta:editing-duration>
    <meta:editing-cycles>7</meta:editing-cycles>
    <meta:generator>LibreOffice/7.1.0.3$Windows_X86_64 LibreOffice_project/f6099ecf3d29644b5008cc8f48f42f4a40986e4c</meta:generator>
    <meta:document-statistic meta:table-count="2" meta:cell-count="342" meta:object-count="0"/>
  </office:meta>
</office:document-meta>
</file>